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013cm" fo:margin-left="0cm" table:align="left"/>
    </style:style>
    <style:style style:name="Таблица2.A" style:family="table-column">
      <style:table-column-properties style:column-width="10.292cm"/>
    </style:style>
    <style:style style:name="Таблица2.B" style:family="table-column">
      <style:table-column-properties style:column-width="3.307cm"/>
    </style:style>
    <style:style style:name="Таблица2.C" style:family="table-column">
      <style:table-column-properties style:column-width="3.413cm"/>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B1" style:family="table-cell">
      <style:table-cell-properties fo:padding="0.097cm" fo:border="0.5pt solid #000000" style:writing-mode="page"/>
    </style:style>
    <style:style style:name="Таблица2.B2" style:family="table-cell">
      <style:table-cell-properties fo:padding="0.097cm" fo:border-left="0.5pt solid #000000" fo:border-right="none" fo:border-top="none" fo:border-bottom="0.5pt solid #000000" style:writing-mode="page"/>
    </style:style>
    <style:style style:name="Таблица2.C2" style:family="table-cell">
      <style:table-cell-properties fo:padding="0.097cm" fo:border-left="0.5pt solid #000000" fo:border-right="0.5pt solid #000000" fo:border-top="none" fo:border-bottom="0.5pt solid #000000" style:writing-mode="page"/>
    </style:style>
    <style:style style:name="Таблица1" style:family="table">
      <style:table-properties style:width="17.013cm" fo:margin-left="0cm" table:align="left"/>
    </style:style>
    <style:style style:name="Таблица1.A" style:family="table-column">
      <style:table-column-properties style:column-width="10.292cm"/>
    </style:style>
    <style:style style:name="Таблица1.B" style:family="table-column">
      <style:table-column-properties style:column-width="3.307cm"/>
    </style:style>
    <style:style style:name="Таблица1.C" style:family="table-column">
      <style:table-column-properties style:column-width="3.413cm"/>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B1" style:family="table-cell">
      <style:table-cell-properties fo:padding="0.097cm" fo:border="0.5pt solid #000000" style:writing-mode="page"/>
    </style:style>
    <style:style style:name="Таблица1.B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353cm" style:contextual-spacing="true" fo:line-height="100%" fo:text-align="end" style:justify-single-word="false"/>
      <style:text-properties style:font-name="Times New Roman1" fo:font-size="14pt" officeooo:paragraph-rsid="001852cc" style:font-size-asian="14pt" style:font-size-complex="14pt"/>
    </style:style>
    <style:style style:name="P3" style:family="paragraph" style:parent-style-name="Standard">
      <style:paragraph-properties fo:margin-top="0cm" fo:margin-bottom="0.353cm" style:contextual-spacing="true" fo:line-height="100%" fo:text-align="center" style:justify-single-word="false"/>
      <style:text-properties style:font-name="Times New Roman1" fo:font-size="14pt" officeooo:paragraph-rsid="001852cc" style:font-size-asian="14pt" style:font-size-complex="14pt"/>
    </style:style>
    <style:style style:name="P4" style:family="paragraph" style:parent-style-name="Standard">
      <style:paragraph-properties fo:margin-top="0cm" fo:margin-bottom="0.353cm" style:contextual-spacing="true" fo:line-height="100%"/>
      <style:text-properties style:font-name="Times New Roman1" fo:font-size="14pt" officeooo:paragraph-rsid="001852cc" style:font-size-asian="14pt" style:font-size-complex="14pt"/>
    </style:style>
    <style:style style:name="P5" style:family="paragraph" style:parent-style-name="Standard">
      <style:paragraph-properties fo:margin-top="0cm" fo:margin-bottom="0.353cm" style:contextual-spacing="true" fo:line-height="100%"/>
      <style:text-properties style:font-name="Times New Roman1" fo:font-size="14pt" officeooo:paragraph-rsid="001852cc" style:font-size-asian="14pt" style:font-size-complex="14pt" style:font-weight-complex="bold"/>
    </style:style>
    <style:style style:name="P6" style:family="paragraph" style:parent-style-name="Standard">
      <style:paragraph-properties fo:margin-top="0cm" fo:margin-bottom="0.353cm" style:contextual-spacing="true" fo:line-height="100%" fo:text-align="center" style:justify-single-word="false"/>
      <style:text-properties style:font-name="Times New Roman1" fo:font-size="14pt" fo:font-weight="bold" officeooo:paragraph-rsid="001852cc" style:font-size-asian="14pt" style:font-weight-asian="bold" style:font-size-complex="14pt"/>
    </style:style>
    <style:style style:name="P7" style:family="paragraph" style:parent-style-name="Standard">
      <style:paragraph-properties fo:margin-top="0cm" fo:margin-bottom="0.353cm" style:contextual-spacing="true" fo:line-height="100%" fo:text-align="center" style:justify-single-word="false"/>
      <style:text-properties style:font-name="Times New Roman1" fo:font-size="12pt" fo:font-weight="bold" officeooo:paragraph-rsid="001852cc" style:font-size-asian="12pt" style:font-weight-asian="bold" style:font-size-complex="12pt"/>
    </style:style>
    <style:style style:name="P8" style:family="paragraph" style:parent-style-name="Standard">
      <style:paragraph-properties fo:margin-top="0cm" fo:margin-bottom="0.353cm" style:contextual-spacing="true" fo:line-height="100%" fo:padding-left="0cm" fo:padding-right="0cm" fo:padding-top="0cm" fo:padding-bottom="0.035cm" fo:border-left="none" fo:border-right="none" fo:border-top="none" fo:border-bottom="1.5pt solid #000000"/>
      <style:text-properties officeooo:paragraph-rsid="001852cc"/>
    </style:style>
    <style:style style:name="P9" style:family="paragraph" style:parent-style-name="Standard">
      <style:paragraph-properties fo:margin-left="8.001cm" fo:margin-right="0cm" fo:margin-top="0cm" fo:margin-bottom="0.353cm" style:contextual-spacing="true" fo:line-height="100%" fo:text-indent="0cm" style:auto-text-indent="false"/>
      <style:text-properties style:font-name="Times New Roman1" fo:font-size="14pt" fo:font-weight="bold" officeooo:paragraph-rsid="001852cc" style:font-size-asian="14pt" style:font-weight-asian="bold" style:font-size-complex="14pt"/>
    </style:style>
    <style:style style:name="P10" style:family="paragraph" style:parent-style-name="Standard">
      <style:paragraph-properties fo:margin-left="5.001cm" fo:margin-right="0cm" fo:margin-top="0cm" fo:margin-bottom="0.353cm" style:contextual-spacing="true" fo:line-height="100%" fo:text-indent="0cm" style:auto-text-indent="false"/>
      <style:text-properties style:font-name="Times New Roman1" fo:font-size="12pt" fo:font-weight="bold" officeooo:paragraph-rsid="001852cc" style:font-size-asian="12pt" style:font-weight-asian="bold" style:font-size-complex="12pt"/>
    </style:style>
    <style:style style:name="P11" style:family="paragraph" style:parent-style-name="Standard">
      <style:paragraph-properties fo:margin-left="5.001cm" fo:margin-right="0cm" fo:margin-top="0cm" fo:margin-bottom="0.353cm" style:contextual-spacing="true" fo:line-height="100%" fo:text-indent="0cm" style:auto-text-indent="false"/>
      <style:text-properties officeooo:paragraph-rsid="001852cc"/>
    </style:style>
    <style:style style:name="P12" style:family="paragraph" style:parent-style-name="Standard">
      <style:paragraph-properties fo:margin-left="5.001cm" fo:margin-right="-1.101cm" fo:margin-top="0cm" fo:margin-bottom="0.353cm" style:contextual-spacing="true" fo:line-height="100%" fo:text-indent="0cm" style:auto-text-indent="false"/>
      <style:text-properties style:font-name="Times New Roman1" fo:font-size="12pt" officeooo:paragraph-rsid="001852cc" style:font-size-asian="12pt" style:font-size-complex="12pt"/>
    </style:style>
    <style:style style:name="P13" style:family="paragraph" style:parent-style-name="Standard">
      <style:paragraph-properties fo:margin-left="9.001cm" fo:margin-right="-1.101cm" fo:margin-top="0cm" fo:margin-bottom="0.353cm" style:contextual-spacing="true" fo:line-height="100%" fo:text-indent="0cm" style:auto-text-indent="false"/>
      <style:text-properties style:font-name="Times New Roman1" fo:font-size="12pt" officeooo:paragraph-rsid="001852cc" style:font-size-asian="12pt" style:font-size-complex="12pt"/>
    </style:style>
    <style:style style:name="P14" style:family="paragraph" style:parent-style-name="Standard">
      <style:paragraph-properties fo:margin-left="7.502cm" fo:margin-right="-1.101cm" fo:margin-top="0cm" fo:margin-bottom="0.353cm" style:contextual-spacing="true" fo:line-height="100%" fo:text-indent="0cm" style:auto-text-indent="false"/>
      <style:text-properties style:font-name="Times New Roman1" fo:font-size="12pt" officeooo:paragraph-rsid="001852cc" style:font-size-asian="12pt" style:font-size-complex="12pt"/>
    </style:style>
    <style:style style:name="P15" style:family="paragraph" style:parent-style-name="Standard">
      <style:paragraph-properties fo:margin-left="0cm" fo:margin-right="-0.102cm" fo:margin-top="0cm" fo:margin-bottom="0.353cm" style:contextual-spacing="true" fo:line-height="100%" fo:text-align="center" style:justify-single-word="false" fo:text-indent="0cm" style:auto-text-indent="false"/>
      <style:text-properties style:font-name="Times New Roman1" fo:font-size="14pt" officeooo:paragraph-rsid="001852cc" style:font-size-asian="14pt" style:font-size-complex="14pt"/>
    </style:style>
    <style:style style:name="P16" style:family="paragraph" style:parent-style-name="Standard">
      <style:paragraph-properties fo:margin-left="0cm" fo:margin-right="0cm" fo:margin-top="0cm" fo:margin-bottom="0.353cm" style:contextual-spacing="true" fo:line-height="100%" fo:text-indent="8.251cm" style:auto-text-indent="false">
        <style:tab-stops>
          <style:tab-stop style:position="11.753cm"/>
        </style:tab-stops>
      </style:paragraph-properties>
      <style:text-properties style:text-position="super 58%" style:font-name="Times New Roman1" fo:font-size="12pt" officeooo:paragraph-rsid="001852cc" style:font-size-asian="12pt" style:font-size-complex="12pt"/>
    </style:style>
    <style:style style:name="P17" style:family="paragraph" style:parent-style-name="Standard">
      <style:paragraph-properties fo:margin-left="8.251cm" fo:margin-right="-1.101cm" fo:margin-top="0cm" fo:margin-bottom="0.353cm" style:contextual-spacing="true" fo:line-height="100%" fo:text-indent="0cm" style:auto-text-indent="false"/>
      <style:text-properties style:text-position="super 58%" style:font-name="Times New Roman1" fo:font-size="12pt" officeooo:paragraph-rsid="001852cc" style:font-size-asian="12pt" style:font-size-complex="12pt"/>
    </style:style>
    <style:style style:name="P18"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9df6a" officeooo:paragraph-rsid="0019df6a" style:font-size-asian="14pt" style:font-size-complex="14pt"/>
    </style:style>
    <style:style style:name="P19"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11a1c5" style:font-size-asian="14pt" style:font-size-complex="14pt"/>
    </style:style>
    <style:style style:name="P20"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1dc32d" style:font-size-asian="14pt" style:font-size-complex="14pt"/>
    </style:style>
    <style:style style:name="P2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1a1c5" officeooo:paragraph-rsid="0011a1c5" style:font-size-asian="14pt" style:font-size-complex="14pt"/>
    </style:style>
    <style:style style:name="P2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1a1c5" officeooo:paragraph-rsid="001dc32d" style:font-size-asian="14pt" style:font-size-complex="14pt"/>
    </style:style>
    <style:style style:name="P23"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1a1c5" officeooo:paragraph-rsid="0028eea5" style:font-size-asian="14pt" style:font-size-complex="14pt"/>
    </style:style>
    <style:style style:name="P24"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28eea5" style:font-size-asian="14pt" style:font-size-complex="14pt"/>
    </style:style>
    <style:style style:name="P25"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f2bf9" officeooo:paragraph-rsid="001f2bf9" style:font-size-asian="14pt" style:font-size-complex="14pt"/>
    </style:style>
    <style:style style:name="P26"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f2bf9" officeooo:paragraph-rsid="00207184" style:font-size-asian="14pt" style:font-size-complex="14pt"/>
    </style:style>
    <style:style style:name="P27"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207184" officeooo:paragraph-rsid="00207184" style:font-size-asian="14pt" style:font-size-complex="14pt"/>
    </style:style>
    <style:style style:name="P28"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bold" officeooo:rsid="0011a1c5" officeooo:paragraph-rsid="001dc32d" style:font-size-asian="14pt" style:font-weight-asian="bold" style:font-size-complex="14pt" style:font-weight-complex="bold"/>
    </style:style>
    <style:style style:name="P29"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bold" officeooo:rsid="00207184" officeooo:paragraph-rsid="00207184" style:font-size-asian="14pt" style:font-weight-asian="bold" style:font-size-complex="14pt" style:font-weight-complex="bold"/>
    </style:style>
    <style:style style:name="P30"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bold" officeooo:rsid="00207184" officeooo:paragraph-rsid="0011a1c5" style:font-size-asian="14pt" style:font-weight-asian="bold" style:font-size-complex="14pt" style:font-weight-complex="bold"/>
    </style:style>
    <style:style style:name="P31"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normal" officeooo:rsid="001dc32d" officeooo:paragraph-rsid="001dc32d"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normal" officeooo:rsid="00207184" officeooo:paragraph-rsid="00207184"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fo:font-weight="bold" officeooo:rsid="0019df6a" officeooo:paragraph-rsid="0019df6a" style:font-size-asian="14pt" style:font-weight-asian="bold" style:font-size-complex="14pt" style:font-weight-complex="bold"/>
    </style:style>
    <style:style style:name="P34"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officeooo:rsid="0011a1c5" officeooo:paragraph-rsid="0011a1c5" style:font-size-asian="14pt" style:font-size-complex="14pt"/>
    </style:style>
    <style:style style:name="P35"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font-weight="bold" style:font-size-asian="14pt" style:font-size-complex="14pt"/>
    </style:style>
    <style:style style:name="P36"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font-weight="bold" officeooo:rsid="002622b6" style:font-size-asian="14pt" style:font-size-complex="14pt"/>
    </style:style>
    <style:style style:name="P37"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style:font-size-asian="14pt" style:font-size-complex="14pt"/>
    </style:style>
    <style:style style:name="P38"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11a1c5" style:font-size-asian="14pt" style:font-size-complex="14pt"/>
    </style:style>
    <style:style style:name="P39"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style="normal" fo:font-weight="bold" officeooo:rsid="0011a1c5" officeooo:paragraph-rsid="0019df6a" style:font-size-asian="14pt" style:font-style-asian="normal" style:font-size-complex="14pt" style:font-style-complex="normal"/>
    </style:style>
    <style:style style:name="P40"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style:font-size-asian="14pt" style:font-size-complex="14pt"/>
    </style:style>
    <style:style style:name="P41"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19df6a" style:font-size-asian="14pt" style:font-size-complex="14pt"/>
    </style:style>
    <style:style style:name="P42"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2f5852" style:font-size-asian="14pt" style:font-size-complex="14pt"/>
    </style:style>
    <style:style style:name="P43"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30822c" style:font-size-asian="14pt" style:font-size-complex="14pt"/>
    </style:style>
    <style:style style:name="P44"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fo:font-size="14pt" fo:font-weight="bold" style:font-size-asian="14pt" style:font-weight-asian="bold" style:font-size-complex="14pt" style:font-weight-complex="bold"/>
    </style:style>
    <style:style style:name="P45"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fo:font-size="14pt" fo:font-weight="bold" officeooo:rsid="0030822c" officeooo:paragraph-rsid="0030822c" style:font-size-asian="14pt" style:font-weight-asian="bold" style:font-size-complex="14pt" style:font-weight-complex="bold"/>
    </style:style>
    <style:style style:name="P46"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style>
    <style:style style:name="P47"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style:text-position="0% 100%" fo:font-size="14pt" fo:font-weight="bold" officeooo:rsid="0030822c" officeooo:paragraph-rsid="0030822c" style:font-size-asian="14pt" style:font-weight-asian="bold" style:font-size-complex="14pt" style:font-weight-complex="bold"/>
    </style:style>
    <style:style style:name="P4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207184" style:font-size-asian="14pt" style:font-weight-asian="bold" style:font-size-complex="14pt" style:font-weight-complex="bold"/>
    </style:style>
    <style:style style:name="P4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11a1c5" style:font-size-asian="14pt" style:font-weight-asian="bold" style:font-size-complex="14pt" style:font-weight-complex="bold"/>
    </style:style>
    <style:style style:name="P5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normal" officeooo:rsid="0028eea5" officeooo:paragraph-rsid="0028eea5" style:font-size-asian="14pt" style:font-weight-asian="normal" style:font-size-complex="14pt" style:font-weight-complex="normal"/>
    </style:style>
    <style:style style:name="P5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normal" officeooo:rsid="0030822c" officeooo:paragraph-rsid="0030822c"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normal" officeooo:rsid="0028eea5" officeooo:paragraph-rsid="0028eea5" style:font-size-asian="14pt" style:language-asian="ru" style:country-asian="RU" style:font-weight-asian="normal" style:font-size-complex="14pt" style:font-style-complex="italic" style:font-weight-complex="normal"/>
    </style:style>
    <style:style style:name="P53"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207184" officeooo:paragraph-rsid="00207184" style:font-size-asian="14pt" style:font-weight-asian="bold" style:font-size-complex="14pt" style:font-weight-complex="bold"/>
    </style:style>
    <style:style style:name="P5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28eea5" officeooo:paragraph-rsid="0028eea5" style:font-size-asian="14pt" style:font-weight-asian="bold" style:font-size-complex="14pt" style:font-weight-complex="bold"/>
    </style:style>
    <style:style style:name="P5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11a1c5" officeooo:paragraph-rsid="002143f7" style:font-size-asian="14pt" style:font-weight-asian="bold" style:font-size-complex="14pt" style:font-weight-complex="bold"/>
    </style:style>
    <style:style style:name="P56" style:family="paragraph" style:parent-style-name="Table_20_Contents">
      <style:text-properties style:font-name="Times New Roman" fo:font-size="14pt" style:font-size-asian="14pt" style:font-size-complex="14pt"/>
    </style:style>
    <style:style style:name="P57" style:family="paragraph" style:parent-style-name="Table_20_Contents">
      <style:paragraph-properties fo:text-align="center" style:justify-single-word="false"/>
      <style:text-properties style:font-name="Times New Roman" fo:font-size="14pt" style:font-size-asian="14pt" style:font-size-complex="14pt"/>
    </style:style>
    <style:style style:name="P58" style:family="paragraph" style:parent-style-name="Table_20_Contents">
      <style:paragraph-properties fo:text-align="center" style:justify-single-word="false"/>
      <style:text-properties style:font-name="Times New Roman" fo:font-size="14pt" officeooo:paragraph-rsid="001dc32d" style:font-size-asian="14pt" style:font-size-complex="14pt"/>
    </style:style>
    <style:style style:name="P59" style:family="paragraph" style:parent-style-name="Table_20_Contents">
      <style:paragraph-properties fo:text-align="center" style:justify-single-word="false"/>
      <style:text-properties style:font-name="Times New Roman" fo:font-size="14pt" officeooo:paragraph-rsid="0028eea5" style:font-size-asian="14pt" style:font-size-complex="14pt"/>
    </style:style>
    <style:style style:name="P60" style:family="paragraph" style:parent-style-name="Table_20_Contents">
      <style:text-properties style:font-name="Times New Roman" fo:font-size="14pt" officeooo:paragraph-rsid="0028eea5" style:font-size-asian="14pt" style:font-size-complex="14pt"/>
    </style:style>
    <style:style style:name="P61"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62"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63"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64" style:family="paragraph" style:parent-style-name="Contents_20_Heading">
      <style:paragraph-properties fo:margin-top="0cm" fo:margin-bottom="0cm" style:contextual-spacing="true" fo:line-height="150%"/>
      <style:text-properties style:font-name="Times New Roman" fo:font-size="14pt" style:font-size-asian="14pt" style:font-size-complex="14pt"/>
    </style:style>
    <style:style style:name="P65" style:family="paragraph" style:parent-style-name="Титул_20__28_мелкий_29_" style:master-page-name="First_20_Page">
      <style:paragraph-properties fo:margin-left="0cm" fo:margin-right="0cm" fo:margin-top="0cm" fo:margin-bottom="0cm" style:contextual-spacing="true" fo:line-height="100%" fo:text-indent="0cm" style:auto-text-indent="false" style:page-number="auto"/>
      <style:text-properties fo:font-size="12pt" officeooo:paragraph-rsid="001852cc" style:font-size-asian="12pt" style:font-size-complex="12pt"/>
    </style:style>
    <style:style style:name="P66" style:family="paragraph" style:parent-style-name="Standard" style:list-style-name="">
      <style:paragraph-properties fo:margin-top="0.423cm" fo:margin-bottom="0.106cm" style:contextual-spacing="true" fo:line-height="100%" fo:text-align="center" style:justify-single-word="false"/>
      <style:text-properties fo:text-transform="uppercase" style:font-name="Times New Roman1" fo:font-size="14pt" fo:font-weight="bold" officeooo:paragraph-rsid="001852cc" style:font-size-asian="14pt" style:font-weight-asian="bold" style:font-size-complex="14pt" style:font-style-complex="italic" style:font-weight-complex="bold"/>
    </style:style>
    <style:style style:name="P67"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normal" officeooo:rsid="0028eea5" officeooo:paragraph-rsid="0028eea5" style:font-size-asian="14pt" style:font-weight-asian="normal" style:font-size-complex="14pt" style:font-style-complex="italic" style:font-weight-complex="normal"/>
    </style:style>
    <style:style style:name="P68"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normal" officeooo:rsid="0028eea5" officeooo:paragraph-rsid="0028eea5" style:font-size-asian="14pt" style:language-asian="ru" style:country-asian="RU" style:font-weight-asian="normal" style:font-size-complex="14pt" style:font-style-complex="italic" style:font-weight-complex="normal"/>
    </style:style>
    <style:style style:name="P69"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 fo:font-size="14pt" fo:font-weight="normal" officeooo:rsid="0011a1c5" officeooo:paragraph-rsid="0028eea5" style:font-size-asian="14pt" style:language-asian="ru" style:country-asian="RU" style:font-weight-asian="normal" style:font-size-complex="14pt" style:font-style-complex="italic" style:font-weight-complex="normal"/>
    </style:style>
    <style:style style:name="P70"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 fo:font-size="14pt" officeooo:rsid="0011a1c5" officeooo:paragraph-rsid="0028eea5" style:font-size-asian="14pt" style:font-size-complex="14pt"/>
    </style:style>
    <style:style style:name="P71"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 fo:font-size="14pt" officeooo:rsid="0011a1c5" officeooo:paragraph-rsid="001dc32d" style:font-size-asian="14pt" style:font-size-complex="14pt"/>
    </style:style>
    <style:style style:name="P72"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 fo:font-size="14pt" officeooo:rsid="00207184" officeooo:paragraph-rsid="00207184" style:font-size-asian="14pt" style:font-size-complex="14pt"/>
    </style:style>
    <style:style style:name="P73"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officeooo:paragraph-rsid="00207184"/>
    </style:style>
    <style:style style:name="P74" style:family="paragraph" style:parent-style-name="Standard" style:list-style-name="L2"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 fo:font-size="14pt" officeooo:rsid="0011a1c5" officeooo:paragraph-rsid="0028eea5" style:font-size-asian="14pt" style:font-size-complex="14pt"/>
    </style:style>
    <style:style style:name="P75" style:family="paragraph" style:parent-style-name="Standard" style:list-style-name="L2"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 fo:font-size="14pt" officeooo:rsid="0011a1c5" officeooo:paragraph-rsid="001dc32d" style:font-size-asian="14pt" style:font-size-complex="14pt"/>
    </style:style>
    <style:style style:name="P76" style:family="paragraph" style:parent-style-name="Standard" style:list-style-name="L2"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 fo:font-size="14pt" officeooo:rsid="0011a1c5" officeooo:paragraph-rsid="00207184" style:font-size-asian="14pt" style:font-size-complex="14pt"/>
    </style:style>
    <style:style style:name="P77" style:family="paragraph" style:parent-style-name="Standard" style:list-style-name="L4">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2ae4f7" officeooo:paragraph-rsid="002ae4f7" style:font-size-asian="14pt" style:font-size-complex="14pt"/>
    </style:style>
    <style:style style:name="P78" style:family="paragraph" style:parent-style-name="Standard" style:list-style-name="L4">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acf09" officeooo:paragraph-rsid="0019df6a" style:font-size-asian="14pt" style:font-size-complex="14pt"/>
    </style:style>
    <style:style style:name="P79" style:family="paragraph" style:parent-style-name="Text_20_body" style:list-style-name="L3"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ext-properties fo:font-size="14pt" fo:background-color="transparent" style:font-size-asian="14pt" style:font-size-complex="14pt"/>
    </style:style>
    <style:style style:name="P80" style:family="paragraph" style:parent-style-name="Text_20_body" style:list-style-name="L3">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background-color="transparent" style:font-size-asian="14pt" style:font-size-complex="14pt"/>
    </style:style>
    <style:style style:name="P81"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30822c" style:font-size-asian="14pt" style:font-size-complex="14pt"/>
    </style:style>
    <style:style style:name="P82"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2f5852" style:font-size-asian="14pt" style:font-size-complex="14pt"/>
    </style:style>
    <style:style style:name="P83"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fo:font-size="14pt" fo:font-weight="bold" style:font-size-asian="14pt" style:font-weight-asian="bold" style:font-size-complex="14pt" style:font-weight-complex="bold"/>
    </style:style>
    <style:style style:name="P84"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fo:font-size="14pt" fo:font-weight="bold" officeooo:rsid="0030822c" officeooo:paragraph-rsid="0030822c" style:font-size-asian="14pt" style:font-weight-asian="bold" style:font-size-complex="14pt" style:font-weight-complex="bold"/>
    </style:style>
    <style:style style:name="P85"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style:text-position="0% 100%" fo:font-size="14pt" fo:font-weight="bold" officeooo:rsid="0030822c" officeooo:paragraph-rsid="0030822c" style:font-size-asian="14pt" style:font-weight-asian="bold" style:font-size-complex="14pt"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text-underline-style="solid" style:text-underline-width="auto" style:text-underline-color="font-color" officeooo:rsid="001852cc" style:font-size-asian="12pt" style:font-size-complex="12pt"/>
    </style:style>
    <style:style style:name="T4" style:family="text">
      <style:text-properties style:font-name="Times New Roman1" fo:font-size="12pt" style:text-underline-style="solid" style:text-underline-width="auto" style:text-underline-color="font-color" fo:font-weight="bold" officeooo:rsid="001852cc" style:font-size-asian="12pt" style:font-weight-asian="bold" style:font-size-complex="12pt"/>
    </style:style>
    <style:style style:name="T5" style:family="text">
      <style:text-properties style:font-name="Times New Roman1" fo:font-size="14pt" style:font-size-asian="14pt" style:font-size-complex="14pt"/>
    </style:style>
    <style:style style:name="T6" style:family="text">
      <style:text-properties style:font-name="Times New Roman1" fo:font-size="14pt" officeooo:rsid="001852cc" style:font-size-asian="14pt" style:font-size-complex="14pt"/>
    </style:style>
    <style:style style:name="T7" style:family="text">
      <style:text-properties style:font-name="Times New Roman1" fo:font-size="14pt" officeooo:rsid="002143f7" style:font-size-asian="14pt" style:font-size-complex="14pt"/>
    </style:style>
    <style:style style:name="T8" style:family="text">
      <style:text-properties style:font-name="Times New Roman1" fo:font-weight="bold" officeooo:rsid="002143f7" style:font-name-asian="Times New Roman2" style:language-asian="ru" style:country-asian="RU"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c32d" style:font-weight-asian="normal" style:font-weight-complex="normal"/>
    </style:style>
    <style:style style:name="T11" style:family="text">
      <style:text-properties fo:font-weight="normal" officeooo:rsid="00207184" style:font-weight-asian="normal" style:font-weight-complex="normal"/>
    </style:style>
    <style:style style:name="T12" style:family="text">
      <style:text-properties fo:font-weight="normal" officeooo:rsid="001f2bf9" style:font-weight-asian="normal" style:font-weight-complex="normal"/>
    </style:style>
    <style:style style:name="T13" style:family="text">
      <style:text-properties fo:font-weight="normal" officeooo:rsid="0011a1c5" style:font-weight-asian="normal" style:font-weight-complex="normal"/>
    </style:style>
    <style:style style:name="T14" style:family="text">
      <style:text-properties fo:font-weight="normal" officeooo:rsid="002ad882" style:font-weight-asian="normal" style:font-weight-complex="normal"/>
    </style:style>
    <style:style style:name="T15" style:family="text">
      <style:text-properties fo:font-weight="normal" officeooo:rsid="0030822c" style:font-weight-asian="normal" style:font-weight-complex="normal"/>
    </style:style>
    <style:style style:name="T16" style:family="text">
      <style:text-properties fo:font-style="italic"/>
    </style:style>
    <style:style style:name="T17" style:family="text">
      <style:text-properties fo:font-style="italic" fo:font-weight="bold"/>
    </style:style>
    <style:style style:name="T18" style:family="text">
      <style:text-properties fo:font-style="italic" fo:font-weight="bold" officeooo:rsid="002f5852"/>
    </style:style>
    <style:style style:name="T19" style:family="text">
      <style:text-properties fo:font-style="italic" fo:font-weight="bold" officeooo:rsid="0030822c"/>
    </style:style>
    <style:style style:name="T20" style:family="text">
      <style:text-properties style:text-position="super 58%" officeooo:rsid="002210a0"/>
    </style:style>
    <style:style style:name="T21" style:family="text">
      <style:text-properties style:text-position="super 58%" officeooo:rsid="0023a051"/>
    </style:style>
    <style:style style:name="T22" style:family="text">
      <style:text-properties style:font-name="Times New Roman" fo:font-size="14pt" style:font-size-asian="14pt" style:font-size-complex="14pt"/>
    </style:style>
    <style:style style:name="T23" style:family="text">
      <style:text-properties style:font-name="Times New Roman" fo:font-size="14pt" officeooo:rsid="0011a1c5" style:font-size-asian="14pt" style:font-size-complex="14pt"/>
    </style:style>
    <style:style style:name="T24" style:family="text">
      <style:text-properties style:font-name="Times New Roman" fo:font-size="14pt" officeooo:rsid="00207184" style:font-size-asian="14pt" style:font-size-complex="14pt"/>
    </style:style>
    <style:style style:name="T25" style:family="text">
      <style:text-properties style:font-name="Times New Roman" fo:font-size="14pt" officeooo:rsid="002ad882" style:font-size-asian="14pt" style:font-size-complex="14pt"/>
    </style:style>
    <style:style style:name="T26" style:family="text">
      <style:text-properties style:font-name="Times New Roman" fo:font-size="14pt" officeooo:rsid="0028eea5" style:font-size-asian="14pt" style:font-size-complex="14pt"/>
    </style:style>
    <style:style style:name="T27" style:family="text">
      <style:text-properties style:font-name="Times New Roman" fo:font-size="14pt" officeooo:rsid="002ba9e0" style:font-size-asian="14pt" style:font-size-complex="14pt"/>
    </style:style>
    <style:style style:name="T28" style:family="text">
      <style:text-properties style:font-name="Times New Roman" fo:font-size="14pt" officeooo:rsid="002e99d0" style:font-size-asian="14pt" style:font-size-complex="14pt"/>
    </style:style>
    <style:style style:name="T29" style:family="text">
      <style:text-properties style:font-name="Times New Roman" fo:font-size="14pt" officeooo:rsid="0028eea5" style:font-size-asian="14pt" style:font-name-complex="FreeSans2" style:font-size-complex="14pt"/>
    </style:style>
    <style:style style:name="T30" style:family="text">
      <style:text-properties style:font-name="Times New Roman" fo:font-size="14pt" officeooo:rsid="002ba9e0" style:font-size-asian="14pt" style:font-name-complex="FreeSans2" style:font-size-complex="14pt"/>
    </style:style>
    <style:style style:name="T31" style:family="text">
      <style:text-properties style:font-name="Times New Roman" fo:font-style="normal" fo:font-weight="bold" officeooo:rsid="0011a1c5" style:font-style-asian="normal" style:font-style-complex="normal"/>
    </style:style>
    <style:style style:name="T32" style:family="text">
      <style:text-properties style:font-name="Times New Roman" officeooo:rsid="0011a1c5"/>
    </style:style>
    <style:style style:name="T33" style:family="text">
      <style:text-properties officeooo:rsid="001dc32d"/>
    </style:style>
    <style:style style:name="T34" style:family="text">
      <style:text-properties officeooo:rsid="001f2bf9"/>
    </style:style>
    <style:style style:name="T35" style:family="text">
      <style:text-properties officeooo:rsid="00207184"/>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weight="bold" officeooo:rsid="00207184" style:font-weight-asian="bold" style:font-weight-complex="bold"/>
    </style:style>
    <style:style style:name="T39" style:family="text">
      <style:text-properties fo:font-weight="bold" officeooo:rsid="002622b6"/>
    </style:style>
    <style:style style:name="T40" style:family="text">
      <style:text-properties officeooo:rsid="0011a1c5"/>
    </style:style>
    <style:style style:name="T41" style:family="text">
      <style:text-properties style:text-position="-8% 80%"/>
    </style:style>
    <style:style style:name="T42" style:family="text">
      <style:text-properties style:text-position="-8% 80%" fo:font-size="14pt" style:font-size-asian="14pt" style:font-size-complex="14pt"/>
    </style:style>
    <style:style style:name="T43" style:family="text">
      <style:text-properties officeooo:rsid="002143f7"/>
    </style:style>
    <style:style style:name="T44" style:family="text">
      <style:text-properties fo:font-size="14pt" style:font-size-asian="14pt" style:font-size-complex="14pt"/>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2622b6"/>
    </style:style>
    <style:style style:name="T47" style:family="text">
      <style:text-properties officeooo:rsid="002ad882"/>
    </style:style>
    <style:style style:name="T48" style:family="text">
      <style:text-properties officeooo:rsid="002ba9e0"/>
    </style:style>
    <style:style style:name="T49" style:family="text">
      <style:text-properties officeooo:rsid="002f5852"/>
    </style:style>
    <style:style style:name="T50" style:family="text">
      <style:text-properties officeooo:rsid="0030822c"/>
    </style:style>
    <style:style style:name="T51" style:family="text">
      <style:text-properties style:text-position="0% 100%" fo:font-weight="bold" style:font-weight-asian="bold" style:font-weight-complex="bold"/>
    </style:style>
    <style:style style:name="T52" style:family="text">
      <style:text-properties officeooo:rsid="00326835"/>
    </style:style>
    <style:style style:name="T53" style:family="text">
      <style:text-properties officeooo:rsid="0033ea76"/>
    </style:style>
    <style:style style:name="T54" style:family="text">
      <style:text-properties officeooo:rsid="00352c8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Министерство <text:span text:style-name="T8">науки и высшего образования </text:span>Российской Федерации</text:p>
      <text:p text:style-name="P7">Федеральное государственное бюджетное образовательное учреждение</text:p>
      <text:p text:style-name="P7">высшего образования</text:p>
      <text:p text:style-name="P6">Пермский национальный исследовательский политехнический университет</text:p>
      <text:p text:style-name="P4"/>
      <text:p text:style-name="P2"/>
      <text:p text:style-name="P3">Гуманитарный факультет</text:p>
      <text:p text:style-name="P3">Кафедра «Экономика и финансы»</text:p>
      <text:p text:style-name="P5"/>
      <text:p text:style-name="P3"/>
      <text:p text:style-name="P3"/>
      <text:p text:style-name="P3"/>
      <text:p text:style-name="P3"/>
      <text:p text:style-name="P9"/>
      <text:p text:style-name="P9"/>
      <text:h text:style-name="P66" text:outline-level="5"><text:bookmark-start text:name="__RefHeading___Toc844_4149854179"/>КОНТРОЛЬНАя работа <text:s/><text:span text:style-name="T43">№ 2</text:span><text:bookmark-end text:name="__RefHeading___Toc844_4149854179"/></text:h>
      <text:p text:style-name="P4"/>
      <text:p text:style-name="P8"><text:span text:style-name="T5">Вариант <text:s/>№ : </text:span><text:span text:style-name="T6">1</text:span><text:span text:style-name="T7">5</text:span></text:p>
      <text:p text:style-name="P4"/>
      <text:p text:style-name="P10"/>
      <text:p text:style-name="P10"/>
      <text:p text:style-name="P10"/>
      <text:p text:style-name="P10"/>
      <text:p text:style-name="P10"/>
      <text:p text:style-name="P10"/>
      <text:p text:style-name="P11"><text:span text:style-name="T1">Выполнил <text:s/>студент______________/</text:span><text:span text:style-name="T4">Миннахметов Э.Ю.</text:span><text:span text:style-name="T1">/</text:span></text:p>
      <text:p text:style-name="P16">(подпись)<text:tab/> (инициалы, фамилия)</text:p>
      <text:p text:style-name="P11"><text:span text:style-name="T2">Группа </text:span><text:span text:style-name="T3">РИС-19-1б</text:span></text:p>
      <text:p text:style-name="P10"/>
      <text:p text:style-name="P12"/>
      <text:p text:style-name="P11"><text:span text:style-name="T1">Проверил__________/</text:span><text:span text:style-name="T4">Климова Е.К.</text:span><text:span text:style-name="T1">/</text:span></text:p>
      <text:p text:style-name="P17"><text:s/>(подпись)<text:tab/><text:tab/><text:tab/> (инициалы, фамилия)</text:p>
      <text:p text:style-name="P12"/>
      <text:p text:style-name="P12">Дата защиты __________ <text:tab/>Оценка_____________</text:p>
      <text:p text:style-name="P13"/>
      <text:p text:style-name="P14"/>
      <text:p text:style-name="P15"/>
      <text:p text:style-name="P15"/>
      <text:p text:style-name="P15"/>
      <text:p text:style-name="P15"/>
      <text:p text:style-name="P15"/>
      <text:p text:style-name="P15"/>
      <text:p text:style-name="P15"/>
      <text:p text:style-name="P15"/>
      <text:p text:style-name="P15">Пермь 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3">СОДЕРЖАНИЕ</text:p>
            <text:p text:style-name="P64"/>
          </text:index-title>
          <text:p text:style-name="P61"><text:span text:style-name="T26">Постановка задачи </text:span><text:span text:style-name="T28">варианта 15</text:span><text:a xlink:type="simple" xlink:href="#__RefHeading___Toc844_4149854179" text:style-name="Index_20_Link" text:visited-style-name="Index_20_Link"><text:span text:style-name="T22"><text:tab/></text:span></text:a><text:span text:style-name="T27">3</text:span></text:p>
          <text:p text:style-name="P62"><text:span text:style-name="T29">1 Экономическое содержание, функции и виды прибыли</text:span><text:a xlink:type="simple" xlink:href="#__RefHeading___Toc844_4149854179" text:style-name="Index_20_Link" text:visited-style-name="Index_20_Link"><text:span text:style-name="T22"><text:tab/></text:span></text:a><text:span text:style-name="T27">4</text:span></text:p>
          <text:p text:style-name="P62"><text:span text:style-name="T23">2 Показатели эффективности использования оборотного капитала</text:span><text:a xlink:type="simple" xlink:href="#__RefHeading___Toc844_4149854179" text:style-name="Index_20_Link" text:visited-style-name="Index_20_Link"><text:span text:style-name="T22"><text:tab/></text:span></text:a><text:span text:style-name="T27">7</text:span></text:p>
          <text:p text:style-name="P62"><text:span text:style-name="T24">3 Задача для самостоятельного решения</text:span><text:a xlink:type="simple" xlink:href="#__RefHeading___Toc844_4149854179" text:style-name="Index_20_Link" text:visited-style-name="Index_20_Link"><text:span text:style-name="T22"><text:tab/></text:span></text:a><text:span text:style-name="T27">10</text:span></text:p>
          <text:p text:style-name="P62"><text:span text:style-name="T29">Список использованн</text:span><text:span text:style-name="T30">ых источников</text:span><text:a xlink:type="simple" xlink:href="#__RefHeading___Toc844_4149854179" text:style-name="Index_20_Link" text:visited-style-name="Index_20_Link"><text:span text:style-name="T22"><text:tab/>1</text:span></text:a><text:span text:style-name="T27">2</text:span></text:p>
        </text:index-body>
      </text:table-of-content>
      <text:p text:style-name="P49"/>
      <text:p text:style-name="P54">Постановка задачи варианта 15</text:p>
      <text:p text:style-name="P50"/>
      <text:p text:style-name="P50">Теоретические вопросы:</text:p>
      <text:list xml:id="list3456923238" text:style-name="L1">
        <text:list-item>
          <text:p text:style-name="P67">Экономическое содержание, функции и виды прибыли;</text:p>
        </text:list-item>
        <text:list-item>
          <text:p text:style-name="P68">Показатели эффективности использования оборотного капитала.</text:p>
        </text:list-item>
      </text:list>
      <text:p text:style-name="P52"/>
      <text:p text:style-name="P52">Задача для самостоятельного решения:</text:p>
      <text:p text:style-name="P24">Имеется следующая информация из финансовой отчетности предприятия:</text:p>
      <table:table table:name="Таблица2" table:style-name="Таблица2">
        <table:table-column table:style-name="Таблица2.A"/>
        <table:table-column table:style-name="Таблица2.B"/>
        <table:table-column table:style-name="Таблица2.C"/>
        <table:table-row table:style-name="TableLine94473388074272">
          <table:table-cell table:style-name="Таблица2.A1" table:number-rows-spanned="2" office:value-type="string">
            <text:p text:style-name="P59">Показатель, тыс. руб.</text:p>
          </table:table-cell>
          <table:table-cell table:style-name="Таблица2.B1" table:number-columns-spanned="2" office:value-type="string">
            <text:p text:style-name="P59">Отчетный период</text:p>
          </table:table-cell>
          <table:covered-table-cell/>
        </table:table-row>
        <table:table-row table:style-name="TableLine94473388156208">
          <table:covered-table-cell/>
          <table:table-cell table:style-name="Таблица2.B2" office:value-type="string">
            <text:p text:style-name="P59">начало</text:p>
          </table:table-cell>
          <table:table-cell table:style-name="Таблица2.C2" office:value-type="string">
            <text:p text:style-name="P59">конец</text:p>
          </table:table-cell>
        </table:table-row>
        <table:table-row table:style-name="TableLine94473388194064">
          <table:table-cell table:style-name="Таблица2.B2" office:value-type="string">
            <text:p text:style-name="P60">Запасы</text:p>
          </table:table-cell>
          <table:table-cell table:style-name="Таблица2.B2" office:value-type="string">
            <text:p text:style-name="P59">4 600</text:p>
          </table:table-cell>
          <table:table-cell table:style-name="Таблица2.C2" office:value-type="string">
            <text:p text:style-name="P59">5 000</text:p>
          </table:table-cell>
        </table:table-row>
        <table:table-row table:style-name="TableLine94473388195328">
          <table:table-cell table:style-name="Таблица2.B2" office:value-type="string">
            <text:p text:style-name="P60">Основные средства</text:p>
          </table:table-cell>
          <table:table-cell table:style-name="Таблица2.B2" office:value-type="string">
            <text:p text:style-name="P59">10 000</text:p>
          </table:table-cell>
          <table:table-cell table:style-name="Таблица2.C2" office:value-type="string">
            <text:p text:style-name="P59">12 000</text:p>
          </table:table-cell>
        </table:table-row>
        <table:table-row table:style-name="TableLine94473388196192">
          <table:table-cell table:style-name="Таблица2.B2" office:value-type="string">
            <text:p text:style-name="P60">Дебиторская задолженность</text:p>
          </table:table-cell>
          <table:table-cell table:style-name="Таблица2.B2" office:value-type="string">
            <text:p text:style-name="P59">3 000</text:p>
          </table:table-cell>
          <table:table-cell table:style-name="Таблица2.C2" office:value-type="string">
            <text:p text:style-name="P59">3 200</text:p>
          </table:table-cell>
        </table:table-row>
        <table:table-row table:style-name="TableLine94473388197168">
          <table:table-cell table:style-name="Таблица2.B2" office:value-type="string">
            <text:p text:style-name="P60">Денежные средства</text:p>
          </table:table-cell>
          <table:table-cell table:style-name="Таблица2.B2" office:value-type="string">
            <text:p text:style-name="P59">1000</text:p>
          </table:table-cell>
          <table:table-cell table:style-name="Таблица2.C2" office:value-type="string">
            <text:p text:style-name="P59">1500</text:p>
          </table:table-cell>
        </table:table-row>
        <table:table-row table:style-name="TableLine94473388198368">
          <table:table-cell table:style-name="Таблица2.B2" office:value-type="string">
            <text:p text:style-name="P60">Выручка от продаж (за период)</text:p>
          </table:table-cell>
          <table:table-cell table:style-name="Таблица2.C2" table:number-columns-spanned="2" office:value-type="string">
            <text:p text:style-name="P59">78000</text:p>
          </table:table-cell>
          <table:covered-table-cell/>
        </table:table-row>
        <table:table-row table:style-name="TableLine94473388199792">
          <table:table-cell table:style-name="Таблица2.B2" office:value-type="string">
            <text:p text:style-name="P60">Себестоимость проданных товаров (за период)</text:p>
          </table:table-cell>
          <table:table-cell table:style-name="Таблица2.C2" table:number-columns-spanned="2" office:value-type="string">
            <text:p text:style-name="P59">43000</text:p>
          </table:table-cell>
          <table:covered-table-cell/>
        </table:table-row>
      </table:table>
      <text:p text:style-name="P24"/>
      <text:p text:style-name="P23">Отчетный период – 365 дней.</text:p>
      <text:p text:style-name="P23">Рассчитать:</text:p>
      <text:list xml:id="list3623401832" text:style-name="L2">
        <text:list-item>
          <text:p text:style-name="P74">коэффициент оборачиваемости оборотного капитала за отчетный период;</text:p>
        </text:list-item>
        <text:list-item>
          <text:p text:style-name="P70">длительность одного оборота;</text:p>
        </text:list-item>
        <text:list-item>
          <text:p text:style-name="P70">коэффициент загрузки оборотных средств;</text:p>
        </text:list-item>
        <text:list-item>
          <text:p text:style-name="P69">рентабельность оборотного капитала.</text:p>
        </text:list-item>
      </text:list>
      <text:p text:style-name="P48"/>
      <text:p text:style-name="P53">1 <text:s/><text:span text:style-name="T40">Экономическое содержание, функции и виды прибыли</text:span></text:p>
      <text:p text:style-name="P39"/>
      <text:p text:style-name="P41"><text:span text:style-name="T31">Прибыль</text:span><text:span text:style-name="T32"> как экономическая категория характеризует финансовый результат предпринимательской деятельности предприятия. Прибыль является показателем, который наиболее полно отражает эффективность производства, объем и качество произведенной продукции, состояние производительности труда, уровень себестоимости. Вместе с тем прибыль оказывает стимулирующее воздействие на укрепление коммерческого расчета, интенсификацию производства. </text:span><text:span text:style-name="T20">[1]</text:span></text:p>
      <text:p text:style-name="P40"/>
      <text:p text:style-name="P40">Прибыль как важнейшая категория рыночных отношений выполняет определенные <text:span text:style-name="T36">функции.</text:span></text:p>
      <text:p text:style-name="P40">1. Прибыль <text:span text:style-name="T16">характеризует экономический эффект</text:span>, полученный в результате деятельности предприятия. Значение прибыли состоит в том, что она отражает конечный финансовый результат. Для выявления конечного финансового результата необходимо сопоставить стоимость объема реализуемой продукции и стоимость расходов и ресурсов, используемых в производстве.</text:p>
      <text:p text:style-name="P40">2. Прибыль обладает <text:span text:style-name="T16">стимулирующей</text:span> функцией. Ее содержание состоит в том, что прибыль одновременно является финансовым результатом и основным элементом финансовых ресурсов предприятия. Доля чистой прибыли, оставшейся в распоряжении предприятия после уплаты налогов и других обязательных платежей, должна быть достаточной для финансирования расширения производственной деятельности, научно-технического и социального развития предприятия, материального поощрения работников.</text:p>
      <text:p text:style-name="P40">3. Прибыль <text:span text:style-name="T16">является одним из источников формирования бюджетов</text:span> разных уровней. Она поступает в бюджеты в виде налогов и наряду с другими доходными поступлениями используется для финансирования удовлетворения совместных общественных потребностей, обеспечения выполнения <text:soft-page-break/>государством своих функций, государственных инвестиционных, производственных, научно-технических и социальных программ.<text:span text:style-name="T20">[2]</text:span></text:p>
      <text:p text:style-name="P40"/>
      <text:p text:style-name="P40">Выделяют следующие <text:span text:style-name="T45">виды прибыли</text:span>:</text:p>
      <text:list xml:id="list2803393776" text:style-name="L3">
        <text:list-item>
          <text:p text:style-name="P79"><text:span text:style-name="T49">прибыль от реализации</text:span>;</text:p>
        </text:list-item>
        <text:list-item>
          <text:p text:style-name="P80">прибыль <text:span text:style-name="T49">до налогообложения</text:span>;</text:p>
        </text:list-item>
        <text:list-item>
          <text:p text:style-name="P80">чистая прибыль.</text:p>
        </text:list-item>
      </text:list>
      <text:p text:style-name="P43"><text:span text:style-name="T17">Прибыль от реализации </text:span><text:span text:style-name="T19">(П)</text:span> определяется как разница между <text:span text:style-name="T50">объемом реализации (</text:span><text:span text:style-name="T15">Vp</text:span><text:span text:style-name="T50">)</text:span> <text:span text:style-name="T49">и себестоимостью </text:span><text:span text:style-name="T50">(с/с)</text:span><text:span text:style-name="T49"> продукции:</text:span></text:p>
      <text:p text:style-name="P43"/>
      <text:p text:style-name="P44">П = Vp - с/с</text:p>
      <text:p text:style-name="P44"/>
      <text:p text:style-name="P42"><text:span text:style-name="T18">П</text:span><text:span text:style-name="T17">рибыль </text:span><text:span text:style-name="T18">до налогообложения </text:span><text:span text:style-name="T19">(налогооблагаемая прибыль)</text:span> – сумма прибыли, с которой уплачивается налог. <text:span text:style-name="T50">По сути, </text:span><text:span text:style-name="T52">я</text:span><text:span text:style-name="T50">вляется прибылью от реализации, из которой выч</text:span><text:span text:style-name="T53">итаются</text:span><text:span text:style-name="T50"> прочие расходы и </text:span><text:span text:style-name="T53">к которой </text:span><text:span text:style-name="T50">прибав</text:span><text:span text:style-name="T53">ляются</text:span><text:span text:style-name="T50"> прочие доходы. </text:span>К доходам относятся доходы от реализации, внереализационные доходы, выручка от реализации основных фондов и иного имущества, доходы от сдачи имущества в аренду, в виде сальдо штрафных санкций за нарушения договорных обязательств и др. <text:span text:style-name="T54">Определяется по формуле:</text:span></text:p>
      <text:p text:style-name="P42"/>
      <text:p text:style-name="P45">П до налог = П - прочие расходы + прочие доходы</text:p>
      <text:p text:style-name="P45"/>
      <text:p text:style-name="P43"><text:span text:style-name="T17">Чистая прибыль</text:span> – это прибыль, которая образуется после уплаты из <text:span text:style-name="T50">налогооблагаемой</text:span> прибыли налогов и других обязательных платежей (сборов):</text:p>
      <text:p text:style-name="P43"/>
      <text:p text:style-name="P47">ЧП = П до налог - Налоги</text:p>
      <text:p text:style-name="P47"/>
      <text:p text:style-name="P51">Таким образом, были перечислены выделяющиеся виды прибыли.<text:span text:style-name="T51"> </text:span><text:span text:style-name="T21">[3]</text:span></text:p>
      <text:p text:style-name="P55">2 Показатели эффективности использования оборотного капитала</text:p>
      <text:p text:style-name="P40"/>
      <text:p text:style-name="P40">В практике анализа, для оценки оборотных активов применяют разнообразные коэффициенты оборачиваемости, которые могут быть определены как по всему оборотному капиталу фирмы в целом, так и по отдельным составляющим этот капитал элементам или их группам.</text:p>
      <text:p text:style-name="P38">Наличие и эффективность оборотного капитала определяются и анализируются непосредственно по данным бухгалтерского баланса.</text:p>
      <text:p text:style-name="P40">Изменение остатков оборотного капитала в целом и по его отдельным группам и элементам является следствием непрерывности производственного цикла, в процессе которого запасы потребляются, а их возобновление и пополнение возможно только в результате продажи продукции (работ, услуг) и получения денежных средств.<text:span text:style-name="T21">[4]</text:span></text:p>
      <text:p text:style-name="P46"><text:span text:style-name="Strong_20_Emphasis"><text:span text:style-name="T44">Эффективность использования оборотных средств</text:span></text:span><text:span text:style-name="T44"> предприятия оценивается с использованием следующих показателей:</text:span></text:p>
      <text:p text:style-name="P40">1. Длительность одного оборота (<text:span text:style-name="T46">Т об</text:span>). Показывает, за какой срок к предприятию возвращаются его оборотные средства в виде выручки от реализации продукции. Определяется по формуле:</text:p>
      <text:p text:style-name="P40"/>
      <text:p text:style-name="P35"><text:span text:style-name="T46">Т об</text:span> = <text:span text:style-name="T46">S осн кап</text:span> * Т / Vp</text:p>
      <text:p text:style-name="P35"/>
      <text:p text:style-name="P40">2. Коэффициент оборачиваемости (Коб). Информирует о количестве оборотов, совершаемых за определенный период оборотными средствами организации. Коэффициент рассчитывается по формуле:</text:p>
      <text:p text:style-name="P40"/>
      <text:p text:style-name="P37"><text:span text:style-name="T36">Коб = Vp / </text:span><text:span text:style-name="T39">S об кап</text:span></text:p>
      <text:p text:style-name="P36"/>
      <text:p text:style-name="P40"><text:soft-page-break/>3. Коэффициент загрузки оборотных средств (К з<text:span text:style-name="T46">агр</text:span>). Показатель характеризует величину оборотных средств, приходящихся на один рубль реализованной продукции:</text:p>
      <text:p text:style-name="P40"/>
      <text:p text:style-name="P35">К з<text:span text:style-name="T46">агр</text:span> = <text:span text:style-name="T46">S осн кап</text:span> / Vp = 1 / К об</text:p>
      <text:p text:style-name="P35"/>
      <text:p text:style-name="P40">4. Рентабельность оборотных средств (<text:span text:style-name="T46">р об кап</text:span>). Показатель рассчитывается как отношение прибыли (валовой или чистой) к среднегодовой стоимости оборотных средств по следующей формуле:</text:p>
      <text:p text:style-name="P40"/>
      <text:p text:style-name="P35"><text:span text:style-name="T46">р об кап </text:span>= П <text:span text:style-name="T46">до налог</text:span> / <text:span text:style-name="T46">S об кап</text:span> х 100%</text:p>
      <text:p text:style-name="P35"/>
      <text:p text:style-name="P37">где, Т - число дней в периоде; Vр — выручка; П <text:span text:style-name="T46">до налог</text:span> - чистая (валовая) прибыль; <text:span text:style-name="T46">S осн кап</text:span> - среднегодовая стоимости оборотных средств, определяемая как: (<text:span text:style-name="T46">S</text:span> нг + <text:span text:style-name="T46">S</text:span> кг)/2 (сумма стоимости оборотных средств на начало и конец года деленная на два).</text:p>
      <text:p text:style-name="P38">Ускорение оборачиваемости оборотных средств, т.е. сокращение времени прохождения оборотными средствами всего кругооборота и отдельных его стадий снижает потребность в этих средствах, происходит высвобождение оборотных средств из оборота. И наоборот, замедление оборачиваемости, сопровождается вовлечением дополнительных средств в оборот, что негативно влияет на эффективность использования оборотных средств.</text:p>
      <text:p text:style-name="P40">Высвобождение оборотных средств в результате ускорения их оборачиваемости может быть абсолютным и относительным.</text:p>
      <text:p text:style-name="P46"><text:span text:style-name="Strong_20_Emphasis"><text:span text:style-name="T44">Абсолютное высвобождение оборотных средств</text:span></text:span><text:span text:style-name="T44"> (С</text:span><text:span text:style-name="T42">абс</text:span><text:span text:style-name="T44">) происходит в тех случаях, когда объем реализации обеспечен меньшим использованием оборотных средств в отчетном периоде (С</text:span><text:span text:style-name="T42">1</text:span><text:span text:style-name="T44">) по сравнению с базисным периодом или плановой потребностью (С</text:span><text:span text:style-name="T42">0</text:span><text:span text:style-name="T44">):</text:span></text:p>
      <text:p text:style-name="P40"/>
      <text:p text:style-name="P35"><text:soft-page-break/>С<text:span text:style-name="T41">абс</text:span> = С<text:span text:style-name="T41">1</text:span> - С<text:span text:style-name="T41">0</text:span></text:p>
      <text:p text:style-name="P46"><text:span text:style-name="Strong_20_Emphasis"><text:span text:style-name="T44"/></text:span></text:p>
      <text:p text:style-name="P46"><text:span text:style-name="Strong_20_Emphasis"><text:span text:style-name="T44">Относительное высвобождение оборотных средств</text:span></text:span><text:span text:style-name="T44"> (С</text:span><text:span text:style-name="T42">отн</text:span><text:span text:style-name="T44">) получается при ускорении оборачиваемости с ростом объема продаж или производства. Главное отличие от абсолютного высвобождения, это то что, при этом средства компании не могут быть изъяты из оборота без сохранения непрерывности производства. Относительное высвобождение оборотных средств определяется по формуле:</text:span></text:p>
      <text:p text:style-name="P35"/>
      <text:p text:style-name="P35">С<text:span text:style-name="T41">отн</text:span> = (С<text:span text:style-name="T41">0</text:span> * В<text:span text:style-name="T41">1</text:span>)/В<text:span text:style-name="T41">0</text:span> - С<text:span text:style-name="T41">1</text:span></text:p>
      <text:p text:style-name="P37"/>
      <text:p text:style-name="P37">или</text:p>
      <text:p text:style-name="P35"/>
      <text:p text:style-name="P35">С<text:span text:style-name="T41">отн</text:span> = С<text:span text:style-name="T41">0</text:span> * I<text:span text:style-name="T41">v</text:span> - С<text:span text:style-name="T41">1</text:span></text:p>
      <text:p text:style-name="P37"/>
      <text:p text:style-name="P37">Где, В<text:span text:style-name="T41">0</text:span>, В<text:span text:style-name="T41">1</text:span> - объем реализованной продукции в базисном (плановом) и отчетном периоде; С<text:span text:style-name="T41">0</text:span>, С<text:span text:style-name="T41">1</text:span> - средний остаток оборотных средств в базисном (плановом) и отчетном периоде; l<text:span text:style-name="T41">v</text:span> - темп прироста объема производства продукции, т.е. V<text:span text:style-name="T41">1</text:span>/V<text:span text:style-name="T41">0</text:span>.</text:p>
      <text:p text:style-name="P40">Основными показателями эффективности использования оборотных средств являются показатели их оборачиваемости. Ускорение оборачиваемости способствует сокращению потребности в оборотных активах, приросту объема продукции, увеличению суммы получаемой прибыли и, следовательно, повышению устойчивости финансового состояния.<text:span text:style-name="T21">[5]</text:span></text:p>
      <text:p text:style-name="P30"/>
      <text:p text:style-name="P34"><text:span text:style-name="T38">3 </text:span><text:span text:style-name="T37">Задача для самостоятельного решения</text:span></text:p>
      <text:p text:style-name="P19"/>
      <text:p text:style-name="P19">Имеется следующая информация из финансовой отчетности предприятия:</text:p>
      <table:table table:name="Таблица1" table:style-name="Таблица1">
        <table:table-column table:style-name="Таблица1.A"/>
        <table:table-column table:style-name="Таблица1.B"/>
        <table:table-column table:style-name="Таблица1.C"/>
        <table:table-row table:style-name="TableLine94473388418192">
          <table:table-cell table:style-name="Таблица1.A1" table:number-rows-spanned="2" office:value-type="string">
            <text:p text:style-name="P57">Показатель, тыс. руб.</text:p>
          </table:table-cell>
          <table:table-cell table:style-name="Таблица1.B1" table:number-columns-spanned="2" office:value-type="string">
            <text:p text:style-name="P57">Отчетный период</text:p>
          </table:table-cell>
          <table:covered-table-cell/>
        </table:table-row>
        <table:table-row table:style-name="TableLine94473386699056">
          <table:covered-table-cell/>
          <table:table-cell table:style-name="Таблица1.B2" office:value-type="string">
            <text:p text:style-name="P57">начало</text:p>
          </table:table-cell>
          <table:table-cell table:style-name="Таблица1.C2" office:value-type="string">
            <text:p text:style-name="P57">конец</text:p>
          </table:table-cell>
        </table:table-row>
        <table:table-row table:style-name="TableLine94473387806128">
          <table:table-cell table:style-name="Таблица1.B2" office:value-type="string">
            <text:p text:style-name="P56">Запасы</text:p>
          </table:table-cell>
          <table:table-cell table:style-name="Таблица1.B2" office:value-type="string">
            <text:p text:style-name="P57">4 600</text:p>
          </table:table-cell>
          <table:table-cell table:style-name="Таблица1.C2" office:value-type="string">
            <text:p text:style-name="P57">5 000</text:p>
          </table:table-cell>
        </table:table-row>
        <table:table-row table:style-name="TableLine94473386458240">
          <table:table-cell table:style-name="Таблица1.B2" office:value-type="string">
            <text:p text:style-name="P56">Основные средства</text:p>
          </table:table-cell>
          <table:table-cell table:style-name="Таблица1.B2" office:value-type="string">
            <text:p text:style-name="P57">10 000</text:p>
          </table:table-cell>
          <table:table-cell table:style-name="Таблица1.C2" office:value-type="string">
            <text:p text:style-name="P57">12 000</text:p>
          </table:table-cell>
        </table:table-row>
        <table:table-row table:style-name="TableLine94473387890224">
          <table:table-cell table:style-name="Таблица1.B2" office:value-type="string">
            <text:p text:style-name="P56">Дебиторская задолженность</text:p>
          </table:table-cell>
          <table:table-cell table:style-name="Таблица1.B2" office:value-type="string">
            <text:p text:style-name="P57">3 000</text:p>
          </table:table-cell>
          <table:table-cell table:style-name="Таблица1.C2" office:value-type="string">
            <text:p text:style-name="P58">3 200</text:p>
          </table:table-cell>
        </table:table-row>
        <table:table-row table:style-name="TableLine94473387895008">
          <table:table-cell table:style-name="Таблица1.B2" office:value-type="string">
            <text:p text:style-name="P56">Денежные средства</text:p>
          </table:table-cell>
          <table:table-cell table:style-name="Таблица1.B2" office:value-type="string">
            <text:p text:style-name="P57">1000</text:p>
          </table:table-cell>
          <table:table-cell table:style-name="Таблица1.C2" office:value-type="string">
            <text:p text:style-name="P57">1500</text:p>
          </table:table-cell>
        </table:table-row>
        <table:table-row table:style-name="TableLine94473387812384">
          <table:table-cell table:style-name="Таблица1.B2" office:value-type="string">
            <text:p text:style-name="P56">Выручка от продаж (за период)</text:p>
          </table:table-cell>
          <table:table-cell table:style-name="Таблица1.C2" table:number-columns-spanned="2" office:value-type="string">
            <text:p text:style-name="P57">78000</text:p>
          </table:table-cell>
          <table:covered-table-cell/>
        </table:table-row>
        <table:table-row table:style-name="TableLine94473387985632">
          <table:table-cell table:style-name="Таблица1.B2" office:value-type="string">
            <text:p text:style-name="P56">Себестоимость проданных товаров (за период)</text:p>
          </table:table-cell>
          <table:table-cell table:style-name="Таблица1.C2" table:number-columns-spanned="2" office:value-type="string">
            <text:p text:style-name="P57">43000</text:p>
          </table:table-cell>
          <table:covered-table-cell/>
        </table:table-row>
      </table:table>
      <text:p text:style-name="P19"/>
      <text:p text:style-name="P21">Отчетный период – 365 дней.</text:p>
      <text:p text:style-name="P22">Рассчитать:</text:p>
      <text:list xml:id="list135643002909772" text:continue-list="list3623401832" text:style-name="L2">
        <text:list-item>
          <text:p text:style-name="P75">коэффициент оборачиваемости оборотного капитала за отчетный период;</text:p>
        </text:list-item>
        <text:list-item>
          <text:p text:style-name="P71">длительность одного оборота;</text:p>
        </text:list-item>
        <text:list-item>
          <text:p text:style-name="P71">коэффициент загрузки оборотных средств;</text:p>
        </text:list-item>
        <text:list-item>
          <text:p text:style-name="P71">рентабельность оборотного капитала.</text:p>
        </text:list-item>
      </text:list>
      <text:p text:style-name="P20"/>
      <text:p text:style-name="P28"><text:span text:style-name="T33">Формулы</text:span>:</text:p>
      <text:p text:style-name="P31">1) К об = V р / S об кап</text:p>
      <text:p text:style-name="P31">2) Т об = Т / К об</text:p>
      <text:p text:style-name="P31">3) К загр = S об кап / V р</text:p>
      <text:p text:style-name="P31">4) р <text:span text:style-name="T35">об</text:span> кап = П до налог / S <text:span text:style-name="T35">об</text:span> кап * <text:span text:style-name="T34">100 %</text:span></text:p>
      <text:p text:style-name="P28"/>
      <text:p text:style-name="P28">Решение:</text:p>
      <text:p text:style-name="P25">1) V р = 78 000 р</text:p>
      <text:p text:style-name="P25"><text:soft-page-break/>2) S об кап = (S нп + S кп) / 2 = (3 000 + 1 000 + 3 200 + 1 500 <text:span text:style-name="T47">+ 4 600 + 5000</text:span>) / 2 = <text:span text:style-name="T47">9 1</text:span>50 р</text:p>
      <text:p text:style-name="P25">3) <text:span text:style-name="T10">К об = V р / S об кап </text:span><text:span text:style-name="T9">= 78 000 / </text:span><text:span text:style-name="T14">9 150</text:span><text:span text:style-name="T9"> = </text:span><text:span text:style-name="T14">8</text:span><text:span text:style-name="T9">,</text:span><text:span text:style-name="T14">52</text:span></text:p>
      <text:p text:style-name="P25"><text:span text:style-name="T9">4) </text:span><text:span text:style-name="T10">Т об = Т / К об </text:span><text:span text:style-name="T9">= 365 / </text:span><text:span text:style-name="T14">8,52</text:span><text:span text:style-name="T9"> = </text:span><text:span text:style-name="T14">43</text:span><text:span text:style-name="T9"> дней</text:span></text:p>
      <text:p text:style-name="P25"><text:span text:style-name="T9">5) </text:span><text:span text:style-name="T10">К загр = S об кап / V р </text:span><text:span text:style-name="T9">= </text:span><text:span text:style-name="T14">9 15</text:span><text:span text:style-name="T9">0 / 78 000 = 0,</text:span><text:span text:style-name="T14">117</text:span></text:p>
      <text:p text:style-name="P32">6) с/с = 43 000 р</text:p>
      <text:p text:style-name="P26"><text:span text:style-name="T11">7</text:span><text:span text:style-name="T9">) </text:span><text:span text:style-name="T10">П до налог</text:span><text:span text:style-name="T11"> = V р — с/с + доходы — расходы</text:span></text:p>
      <text:p text:style-name="P32">В условиях задачи доходы/расходы отсутствуют, поэтому целесообразно принять их за 0, тогда:</text:p>
      <text:p text:style-name="P26"><text:span text:style-name="T11">8</text:span><text:span text:style-name="T9">) </text:span><text:span text:style-name="T10">П до налог</text:span><text:span text:style-name="T11"> = V р — с/с = 78 000 — 43 000 = 35 000 р</text:span></text:p>
      <text:p text:style-name="P27"><text:span text:style-name="T9">9) </text:span><text:span text:style-name="T10">р </text:span><text:span text:style-name="T9">об</text:span><text:span text:style-name="T10"> кап = П до налог / S </text:span><text:span text:style-name="T9">об</text:span><text:span text:style-name="T10"> кап * </text:span><text:span text:style-name="T12">100 % </text:span><text:span text:style-name="T9">= 35 000 / </text:span><text:span text:style-name="T14">9 15</text:span><text:span text:style-name="T9">0 * 100 = </text:span><text:span text:style-name="T14">382</text:span><text:span text:style-name="T9">,</text:span><text:span text:style-name="T14">5</text:span><text:span text:style-name="T9"> %</text:span></text:p>
      <text:p text:style-name="P32"/>
      <text:p text:style-name="P29">Ответ:</text:p>
      <text:list xml:id="list135642084399702" text:continue-numbering="true" text:style-name="L2">
        <text:list-item>
          <text:p text:style-name="P76">коэффициент оборачиваемости оборотного капитала <text:span text:style-name="T47">8,52</text:span>;</text:p>
        </text:list-item>
        <text:list-item>
          <text:p text:style-name="P73"><text:span text:style-name="T23">длительность одного оборота </text:span><text:span text:style-name="T25">43</text:span><text:span text:style-name="T24"> дн</text:span><text:span text:style-name="T25">я</text:span><text:span text:style-name="T23">;</text:span></text:p>
        </text:list-item>
        <text:list-item>
          <text:p text:style-name="P73"><text:span text:style-name="T23">коэффициент загрузки оборотных средств </text:span><text:span text:style-name="T24">0,</text:span><text:span text:style-name="T25">117</text:span><text:span text:style-name="T23">;</text:span></text:p>
        </text:list-item>
        <text:list-item>
          <text:p text:style-name="P72"><text:span text:style-name="T13">рентабельность оборотного капитала </text:span><text:span text:style-name="T14">382</text:span><text:span text:style-name="T9">,</text:span><text:span text:style-name="T14">5</text:span><text:span text:style-name="T9">%</text:span><text:span text:style-name="T13">.</text:span></text:p>
        </text:list-item>
      </text:list>
      <text:p text:style-name="P33">Список <text:span text:style-name="T48">использованных источников</text:span></text:p>
      <text:p text:style-name="P18"/>
      <text:list xml:id="list3675631849" text:style-name="L4">
        <text:list-item>
          <text:p text:style-name="P77">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78">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78">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78">Баскакова О. В., Сейко Л. Ф. Экономика предприятия (организации) : учебник для бакалавров. Москва : Дашков и К, 2017. 369 с. 23,25 усл. печ. л.</text:p>
        </text:list-item>
        <text:list-item>
          <text:p text:style-name="P78">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22T13:56:40.745264499</dc:date>
    <meta:editing-duration>PT1H17M59S</meta:editing-duration>
    <meta:editing-cycles>19</meta:editing-cycles>
    <meta:document-statistic meta:table-count="2" meta:image-count="0" meta:object-count="0" meta:page-count="11" meta:paragraph-count="150" meta:word-count="1481" meta:character-count="10181" meta:non-whitespace-character-count="8853"/>
  </office:meta>
</office:document-meta>
</file>